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91f1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291f1f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1" table:default-cell-style-name="ce1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3" office:value-type="string" calcext:value-type="string">
            <text:p>M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style-name="ce5" office:value-type="string" calcext:value-type="string">
            <text:p>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62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0:54:19.000548764</meta:creation-date>
    <meta:generator>LibreOffice/7.3.7.2$Linux_X86_64 LibreOffice_project/30$Build-2</meta:generator>
    <dc:date>2023-12-11T13:26:38.937007526</dc:date>
    <meta:editing-duration>PT10M7S</meta:editing-duration>
    <meta:editing-cycles>2</meta:editing-cycles>
    <meta:document-statistic meta:table-count="1" meta:cell-count="299" meta:object-count="0"/>
  </office:meta>
</office:document-meta>
</file>